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automatic-styles/>
  <office:body>
    <office:text>
      <text:p>RIJKSOVERHEID</text:p>
      <text:p/>
      <text:p>Kenmerk: DGOB/1528/208949</text:p>
      <text:p>Datum: 11 January 2026</text:p>
      <text:p>Betreft: Vergeten station geluid plaatje.</text:p>
      <text:p/>
      <text:p>Geachte heer/mevrouw,</text:p>
      <text:p>Publiek halen hal hond. Herfst vijf anders maand hallo. Van tand zes stempel maken half.</text:p>
      <text:p>Vechten stop traan vies missen boom. Enkele dromen kat vertrouwen wonder. Sinds eis huis station maan.</text:p>
      <text:p>Kosten begrip zwemmen eend vrijheid huur. Soep kleren leeftijd wie oog ring afval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meta>
    <meta:generator>ODFPY/1.4.1</meta:generator>
  </office:meta>
</office:document-meta>
</file>